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atin Modern Roman" svg:font-family="'Latin Modern Roman'" style:font-pitch="variable"/>
    <style:font-face style:name="Latin Modern Roman1" svg:font-family="'Latin Modern Roman'" style:font-adornments="10 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Dot_20__28_Rounded_29_" svg:stroke-color="#2a6099" svg:stroke-linecap="round" draw:fill="none" draw:textarea-vertical-align="middle"/>
    </style:style>
    <style:style style:name="gr4" style:family="graphic" style:parent-style-name="objectwithoutfill">
      <style:graphic-properties draw:stroke="dash" draw:stroke-dash="Dash" svg:stroke-color="#2a6099" svg:stroke-linecap="butt"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draw:marker-start="Dimension_20_Lines" draw:marker-start-width="0.2cm" draw:marker-end="Dimension_20_Lines" draw:marker-end-width="0.2cm" draw:stroke-linejoin="round" svg:stroke-linecap="square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68cm" svg:height="0.674cm" svg:x="5.39cm" svg:y="3.328cm">
          <draw:text-box draw:corner-radius="0.25cm">
            <text:p><text:span text:style-name="T1">.</text:span></text:p>
          </draw:text-box>
        </draw:frame>
        <draw:polygon draw:style-name="gr2" draw:text-style-name="P2" draw:layer="layout" svg:width="6.499cm" svg:height="3.249cm" svg:x="0.566cm" svg:y="0.634cm" svg:viewBox="0 0 6500 3250" draw:points="0,3250 6500,3250 5000,0">
          <text:p/>
        </draw:polygon>
        <draw:line draw:style-name="gr3" draw:text-style-name="P3" draw:layer="layout" svg:x1="5.566cm" svg:y1="3.634cm" svg:x2="5.816cm" svg:y2="3.634cm">
          <text:p/>
        </draw:line>
        <draw:line draw:style-name="gr4" draw:text-style-name="P3" draw:layer="layout" svg:x1="5.566cm" svg:y1="0.634cm" svg:x2="5.566cm" svg:y2="3.884cm">
          <text:p/>
        </draw:line>
        <draw:line draw:style-name="gr3" draw:text-style-name="P3" draw:layer="layout" svg:x1="5.816cm" svg:y1="3.884cm" svg:x2="5.816cm" svg:y2="3.634cm">
          <text:p/>
        </draw:line>
        <draw:frame draw:style-name="gr5" draw:text-style-name="P2" draw:layer="layout" svg:width="0.453cm" svg:height="0.406cm" svg:x="0.073cm" svg:y="3.6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2" draw:layer="layout" svg:width="0.473cm" svg:height="0.406cm" svg:x="7.074cm" svg:y="3.63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2" draw:layer="layout" svg:width="0.497cm" svg:height="0.406cm" svg:x="5.375cm" svg:y="0.13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2" draw:layer="layout" svg:width="0.486cm" svg:height="0.406cm" svg:x="5.276cm" svg:y="3.93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2" draw:layer="layout" svg:width="0.403cm" svg:height="0.406cm" svg:x="5.076cm" svg:y="2.13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2" draw:layer="layout" svg:width="0.403cm" svg:height="0.406cm" svg:x="6.277cm" svg:y="1.7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2" draw:layer="layout" svg:width="0.379cm" svg:height="0.406cm" svg:x="2.778cm" svg:y="1.73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6" draw:text-style-name="P3" draw:layer="layout" svg:x1="0.566cm" svg:y1="4.134cm" svg:x2="5.316cm" svg:y2="4.134cm">
          <text:p/>
        </draw:line>
        <draw:line draw:style-name="gr6" draw:text-style-name="P3" draw:layer="layout" svg:x1="5.816cm" svg:y1="4.134cm" svg:x2="7.016cm" svg:y2="4.134cm">
          <text:p/>
        </draw:line>
        <draw:frame draw:style-name="gr5" draw:text-style-name="P2" draw:layer="layout" svg:width="0.504cm" svg:height="0.406cm" svg:x="2.779cm" svg:y="4.03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2" draw:layer="layout" svg:width="0.469cm" svg:height="0.508cm" svg:x="6.08cm" svg:y="4.0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6" draw:text-style-name="P3" draw:layer="layout" svg:x1="0.566cm" svg:y1="4.534cm" svg:x2="7.016cm" svg:y2="4.534cm">
          <text:p/>
        </draw:line>
        <draw:frame draw:style-name="gr5" draw:text-style-name="P2" draw:layer="layout" svg:width="0.382cm" svg:height="0.406cm" svg:x="3.88cm" svg:y="4.5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atin Modern Roman" svg:font-family="'Latin Modern Roman'" style:font-pitch="variable"/>
    <style:font-face style:name="Latin Modern Roman1" svg:font-family="'Latin Modern Roman'" style:font-adornments="10 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3cm" svg:stroke-color="#000000" draw:marker-start-width="0.25cm" draw:marker-start-center="false" draw:marker-end-width="0.25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CMU Serif" fo:font-family="'CMU Serif'" style:font-style-name="Roman" style:font-family-generic="roman" style:font-pitch="variable" fo:font-size="10pt" fo:text-shadow="none" style:text-underline-style="none" fo:font-weight="normal" style:letter-kerning="true" style:font-name-asian="DejaVu Sans1" style:font-family-asian="'DejaVu Sans'" style:font-family-generic-asian="swiss" style:font-pitch-asian="variable" style:font-name-complex="DejaVu Sans2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10 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atin Modern Roman1" fo:font-family="'Latin Modern Roman'" style:font-style-name="10 Regular" style:font-pitch="variable" fo:font-size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62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4T08:17:06.918934232</meta:creation-date>
    <dc:date>2024-12-15T20:14:24.047771776</dc:date>
    <meta:editing-duration>PT1H42M2S</meta:editing-duration>
    <meta:editing-cycles>10</meta:editing-cycles>
    <meta:generator>LibreOffice/7.3.7.2$Linux_X86_64 LibreOffice_project/30$Build-2</meta:generator>
    <meta:document-statistic meta:object-count="18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style mathcolor="#2A6099">
      <mi>c</mi>
    </mstyle>
    <annotation encoding="StarMath 5.0">color rgb 42 96 153 {c}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style mathcolor="#2A6099">
      <mi>h</mi>
    </mstyle>
    <annotation encoding="StarMath 5.0">color rgb 42 96 153 {h}</annotation>
  </semantics>
</math>
</file>

<file path=Object 6/content.xml><?xml version="1.0" encoding="utf-8"?>
<math xmlns="http://www.w3.org/1998/Math/MathML" display="block">
  <semantics>
    <mstyle mathcolor="#2A6099">
      <mi>a</mi>
    </mstyle>
    <annotation encoding="StarMath 5.0">color rgb 42 96 153 {a}</annotation>
  </semantics>
</math>
</file>

<file path=Object 7/content.xml><?xml version="1.0" encoding="utf-8"?>
<math xmlns="http://www.w3.org/1998/Math/MathML" display="block">
  <semantics>
    <mstyle mathcolor="#2A6099">
      <mi>b</mi>
    </mstyle>
    <annotation encoding="StarMath 5.0">color rgb 42 96 153 {b}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